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0000000B4BA2E521FEC0122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.186cm" svg:x="0.962cm" svg:y="14.466cm">
          <draw:image xlink:href="Pictures/1000000000000B40000000B4BA2E521FEC0122B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15:58.719881961</meta:creation-date>
    <dc:date>2021-05-31T12:18:14.091326892</dc:date>
    <meta:editing-duration>PT2M16S</meta:editing-duration>
    <meta:editing-cycles>1</meta:editing-cycles>
    <meta:document-statistic meta:object-count="1"/>
    <meta:generator>LibreOffice/6.4.7.2$Linux_X86_64 LibreOffice_project/40$Build-2</meta:generator>
  </office:meta>
</office:document-meta>
</file>